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2.6693in"/>
    </style:style>
    <style:style style:name="co3" style:family="table-column">
      <style:table-column-properties fo:break-before="auto" style:column-width="3.519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622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PGA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Molex_KK-254_AE-6410-02A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K-254_AE-6410-02A</text:p>
          </table:table-cell>
          <table:table-cell office:value-type="string" calcext:value-type="string">
            <text:p>WM4111-N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BarrelJack_CUI_PJ-102AH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I_PJ-102AH</text:p>
          </table:table-cell>
          <table:table-cell office:value-type="string" calcext:value-type="string">
            <text:p>CP-102AH-N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1,L12,L4,L2,L14,L6,L8,L7,L5,L13,L9,L3,L11,L15,L16,L10</text:p>
          </table:table-cell>
          <table:table-cell office:value-type="string" calcext:value-type="string">
            <text:p>L_0603_1608Metric</text:p>
          </table:table-cell>
          <table:table-cell office:value-type="float" office:value="16" calcext:value-type="float">
            <text:p>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934-1486-1-N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PinHeader_2x05_P1.27mm_Vertical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_Odd_Eve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3,C28,C27,C24,C29,C7,C9,C26,C22,C20,C15,C12,C16,C1,C108</text:p>
          </table:table-cell>
          <table:table-cell office:value-type="string" calcext:value-type="string">
            <text:p>C_0603_1608Metri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u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2,D4,D3,D6,D1,D5</text:p>
          </table:table-cell>
          <table:table-cell office:value-type="string" calcext:value-type="string">
            <text:p>LED_0603_1608Metr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3147-B1931NG--20D001114U1930CT-N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8,C25,C5,C34,C10,C30,C17,C21,C13,C14,C19,C4,C11,C23,C2,C6,C8,C111,C106,C109,C117,C110,C107,C116,C118,C102,C115,C104,C105,C103,C112,C101,C113,C114,C119</text:p>
          </table:table-cell>
          <table:table-cell office:value-type="string" calcext:value-type="string">
            <text:p>C_0402_1005Metri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1276-1043-1-N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8,R21,R19,R14,R20,R2,R18,R9,R111,R108,R109,R104,R105,R110</text:p>
          </table:table-cell>
          <table:table-cell office:value-type="string" calcext:value-type="string">
            <text:p>R_0402_1005Metri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276-3431-1-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4,J9,J7</text:p>
          </table:table-cell>
          <table:table-cell office:value-type="string" calcext:value-type="string">
            <text:p>PMOD, Through ho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MO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11,J1,J12,J2,J3</text:p>
          </table:table-cell>
          <table:table-cell office:value-type="string" calcext:value-type="string">
            <text:p>PinSocket_1x06_P2.54mm_Verti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n_01x0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3,R13,R15,R16,R12,R5,R6,R101</text:p>
          </table:table-cell>
          <table:table-cell office:value-type="string" calcext:value-type="string">
            <text:p>R_0402_1005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3-RC0402FR-131KLCT-N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7,R10,R1,R11,R4,R102,R112</text:p>
          </table:table-cell>
          <table:table-cell office:value-type="string" calcext:value-type="string">
            <text:p>R_0402_1005Metri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9R9</text:p>
          </table:table-cell>
          <table:table-cell office:value-type="string" calcext:value-type="string">
            <text:p>YAG3494CT-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8,J5</text:p>
          </table:table-cell>
          <table:table-cell office:value-type="string" calcext:value-type="string">
            <text:p>PinSocket_2x10_P2.00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2x10_Odd_Even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PinHeader_1x08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Oscillator_SMD_Abracon_ASDMB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DMB-20MHz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IC-8_5.23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25Q128JVS</text:p>
          </table:table-cell>
          <table:table-cell office:value-type="string" calcext:value-type="string">
            <text:p>W25Q128JVSIQCT-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32,C31</text:p>
          </table:table-cell>
          <table:table-cell office:value-type="string" calcext:value-type="string">
            <text:p>CP_Elec_8x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u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Oscillator_SMD_Abracon_ASDMB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DMB-33M3Hz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22,R17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V75525PDBV</text:p>
          </table:table-cell>
          <table:table-cell office:value-type="string" calcext:value-type="string">
            <text:p>296-51795-1-N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V75512PDBV</text:p>
          </table:table-cell>
          <table:table-cell office:value-type="string" calcext:value-type="string">
            <text:p>296-50409-1-N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103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Z1282CI</text:p>
          </table:table-cell>
          <table:table-cell office:value-type="string" calcext:value-type="string">
            <text:p>785-1613-1-N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101</text:p>
          </table:table-cell>
          <table:table-cell office:value-type="string" calcext:value-type="string">
            <text:p>D_S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40</text:p>
          </table:table-cell>
          <table:table-cell office:value-type="string" calcext:value-type="string">
            <text:p>B240Q-13-FDICT-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101</text:p>
          </table:table-cell>
          <table:table-cell office:value-type="string" calcext:value-type="string">
            <text:p>L_Taiyo-Yuden_NR-50xx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107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K8</text:p>
          </table:table-cell>
          <table:table-cell office:value-type="string" calcext:value-type="string">
            <text:p>YAG2993CT-N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106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K9</text:p>
          </table:table-cell>
          <table:table-cell office:value-type="string" calcext:value-type="string">
            <text:p>311-49.9KLRCT-N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103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311-12.0KLRCT-N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101</text:p>
          </table:table-cell>
          <table:table-cell office:value-type="string" calcext:value-type="string">
            <text:p>LQFP-144_20x20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0Q144</text:p>
          </table:table-cell>
          <table:table-cell office:value-type="string" calcext:value-type="string">
            <text:p>2134-T20Q144C3-N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102</text:p>
          </table:table-cell>
          <table:table-cell office:value-type="string" calcext:value-type="string">
            <text:p>SOIC-8_5.23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LC1024-E/SN</text:p>
          </table:table-cell>
          <table:table-cell office:value-type="string" calcext:value-type="string">
            <text:p>23LC1024-E/SN-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2.4.1$Linux_X86_64 LibreOffice_project/27d75539669ac387bb498e35313b970b7fe9c4f9</meta:generator>
    <dc:date>2023-06-01T05:42:27.493437966</dc:date>
    <meta:editing-duration>PT19M37S</meta:editing-duration>
    <meta:editing-cycles>4</meta:editing-cycles>
    <meta:document-statistic meta:table-count="1" meta:cell-count="169" meta:object-count="0"/>
  </office:meta>
</office:document-meta>
</file>